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style:font-name="Times New Roman1" fo:font-size="12pt" style:font-name-asian="Times New Roman1" style:font-size-asian="12pt" style:font-name-complex="Times New Roman1" style:font-size-complex="12pt"/>
    </style:style>
    <style:style style:name="P3"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Standard">
      <style:paragraph-properties style:text-autospace="none"/>
      <style:text-properties style:font-name="Times New Roman1" fo:font-size="18pt" style:font-name-asian="Times New Roman1" style:font-size-asian="18pt" style:font-name-complex="Times New Roman1"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ent and the Second Coming</text:p>
      <text:p text:style-name="P1"/>
      <text:p text:style-name="P1"/>
      <text:p text:style-name="P2">But no true Christian has any right to count on dying. There is</text:p>
      <text:p text:style-name="P3">something that is more certain than death. There are some who will never</text:p>
      <text:p text:style-name="P3">die. Those who are alive and waiting for Christ when he comes, shall never</text:p>
      <text:p text:style-name="P4">taste of death.</text:p>
      <text:p text:style-name="P4"/>
      <text:p text:style-name="P5">(Joseph Seiss Apocalypse)</text:p>
      <text:p text:style-name="P5"/>
      <text:p text:style-name="P5">Advent in the latin means coming or arrival. So of course this could mean the coming or arrival of Christ in His inititial incarnation. Ie the virgin birth. But then since the first incarnation has already happened we are not really anticipating his first incarnation. If we believe that Christ will indeed come again, then perhaps it is more logical or even reasonable to look forward towards His Second Coming?? Each has their own opinion. But then if we are talking about a Biblical feast why do we not celebrate other Biblical feasts?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01T11:39:21.82</meta:creation-date>
    <dc:date>2024-12-02T15:47:45.42</dc:date>
    <meta:editing-duration>PT1H1M47S</meta:editing-duration>
    <meta:editing-cycles>2</meta:editing-cycles>
    <meta:generator>OpenOffice/4.1.15$Win32 OpenOffice.org_project/4115m2$Build-9813</meta:generator>
    <meta:document-statistic meta:table-count="0" meta:image-count="0" meta:object-count="0" meta:page-count="1" meta:paragraph-count="7" meta:word-count="144" meta:character-count="816"/>
  </office:meta>
</office:document-meta>
</file>